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2">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Mono" svg:font-family="'Roboto Mono', Consolas, 'Courier New', monospace"/>
  </office:font-face-decls>
  <office:automatic-styles>
    <style:style style:name="P1" style:family="paragraph" style:parent-style-name="Standard">
      <style:text-properties officeooo:rsid="0016b6b2" officeooo:paragraph-rsid="0016b6b2"/>
    </style:style>
    <style:style style:name="P2" style:family="paragraph" style:parent-style-name="Text_20_body">
      <style:text-properties officeooo:rsid="0019ab1d" officeooo:paragraph-rsid="0019ab1d"/>
    </style:style>
    <style:style style:name="P3" style:family="paragraph" style:parent-style-name="Standard">
      <style:text-properties officeooo:rsid="0019fecf" officeooo:paragraph-rsid="0019fecf"/>
    </style:style>
    <style:style style:name="P4" style:family="paragraph" style:parent-style-name="Standard">
      <style:text-properties officeooo:rsid="0019fecf" officeooo:paragraph-rsid="001d49c7"/>
    </style:style>
    <style:style style:name="P5" style:family="paragraph" style:parent-style-name="Standard">
      <style:text-properties officeooo:rsid="001ae568" officeooo:paragraph-rsid="001ae568"/>
    </style:style>
    <style:style style:name="P6" style:family="paragraph" style:parent-style-name="Standard">
      <style:text-properties officeooo:rsid="001b8df4" officeooo:paragraph-rsid="001b8df4"/>
    </style:style>
    <style:style style:name="P7" style:family="paragraph" style:parent-style-name="Standard">
      <style:text-properties officeooo:rsid="001b8df4" officeooo:paragraph-rsid="001d49c7"/>
    </style:style>
    <style:style style:name="P8" style:family="paragraph" style:parent-style-name="Standard">
      <style:text-properties fo:font-weight="bold" officeooo:rsid="001b8df4" officeooo:paragraph-rsid="001b8df4" style:font-weight-asian="bold" style:font-weight-complex="bold"/>
    </style:style>
    <style:style style:name="P9" style:family="paragraph" style:parent-style-name="Standard">
      <style:text-properties officeooo:rsid="001dcb9d" officeooo:paragraph-rsid="001dcb9d"/>
    </style:style>
    <style:style style:name="P10" style:family="paragraph" style:parent-style-name="Standard">
      <style:text-properties officeooo:rsid="001eff55" officeooo:paragraph-rsid="001eff55"/>
    </style:style>
    <style:style style:name="P11" style:family="paragraph" style:parent-style-name="Standard">
      <style:text-properties officeooo:rsid="0021b244" officeooo:paragraph-rsid="0021b244"/>
    </style:style>
    <style:style style:name="P12" style:family="paragraph" style:parent-style-name="Standard">
      <style:text-properties officeooo:rsid="0022d409" officeooo:paragraph-rsid="0022d409"/>
    </style:style>
    <style:style style:name="P13" style:family="paragraph" style:parent-style-name="Standard">
      <style:text-properties officeooo:rsid="0024712a" officeooo:paragraph-rsid="0024712a"/>
    </style:style>
    <style:style style:name="P14" style:family="paragraph" style:parent-style-name="Text_20_body">
      <style:text-properties officeooo:paragraph-rsid="0027f12c"/>
    </style:style>
    <style:style style:name="P15" style:family="paragraph" style:parent-style-name="Heading_20_1">
      <style:text-properties officeooo:paragraph-rsid="002ed405"/>
    </style:style>
    <style:style style:name="P16" style:family="paragraph" style:parent-style-name="Text_20_body">
      <style:text-properties officeooo:rsid="0019ab1d" officeooo:paragraph-rsid="0019ab1d"/>
    </style:style>
    <style:style style:name="P17" style:family="paragraph" style:parent-style-name="Text_20_body" style:list-style-name="L1">
      <style:text-properties officeooo:rsid="0029e53d" officeooo:paragraph-rsid="0029e53d"/>
    </style:style>
    <style:style style:name="P18" style:family="paragraph" style:parent-style-name="Text_20_body" style:list-style-name="L1">
      <style:text-properties officeooo:rsid="002a8433" officeooo:paragraph-rsid="002a8433"/>
    </style:style>
    <style:style style:name="P19" style:family="paragraph" style:parent-style-name="Text_20_body" style:list-style-name="L1">
      <style:text-properties officeooo:rsid="002a9808" officeooo:paragraph-rsid="002a9808"/>
    </style:style>
    <style:style style:name="P20" style:family="paragraph" style:parent-style-name="Text_20_body">
      <style:text-properties officeooo:paragraph-rsid="002ed405"/>
    </style:style>
    <style:style style:name="T1" style:family="text">
      <style:text-properties officeooo:rsid="001b8df4"/>
    </style:style>
    <style:style style:name="T2" style:family="text">
      <style:text-properties style:text-position="super 58%"/>
    </style:style>
    <style:style style:name="T3" style:family="text">
      <style:text-properties style:text-position="super 58%" officeooo:rsid="002629d8"/>
    </style:style>
    <style:style style:name="T4" style:family="text">
      <style:text-properties style:text-position="super 58%" officeooo:rsid="002424b3"/>
    </style:style>
    <style:style style:name="T5" style:family="text">
      <style:text-properties officeooo:rsid="001efb51"/>
    </style:style>
    <style:style style:name="T6" style:family="text">
      <style:text-properties officeooo:rsid="001eff55"/>
    </style:style>
    <style:style style:name="T7" style:family="text">
      <style:text-properties officeooo:rsid="001fbfd1"/>
    </style:style>
    <style:style style:name="T8" style:family="text">
      <style:text-properties officeooo:rsid="002424b3"/>
    </style:style>
    <style:style style:name="T9" style:family="text">
      <style:text-properties officeooo:rsid="002629d8"/>
    </style:style>
    <style:style style:name="T10" style:family="text">
      <style:text-properties officeooo:rsid="0044bf4d"/>
    </style:style>
    <style:style style:name="T11" style:family="text">
      <style:text-properties fo:color="#5f6368" loext:opacity="100%" style:font-name="Roboto Mono" fo:font-size="9.75pt" fo:font-weight="normal" officeooo:rsid="0044bf4d" fo:background-color="#f8f9fa" loext:char-shading-value="0"/>
    </style:style>
    <style:style style:name="T12" style:family="text">
      <style:text-properties fo:color="#5f6368" loext:opacity="100%" style:font-name="Roboto Mono" fo:font-size="9.75pt" fo:font-weight="normal" officeooo:rsid="0046ab66" fo:background-color="#f8f9fa" loext:char-shading-value="0"/>
    </style:style>
    <style:style style:name="T13" style:family="text">
      <style:text-properties officeooo:rsid="002a9808"/>
    </style:style>
    <style:style style:name="T14" style:family="text">
      <style:text-properties fo:font-weight="bold" style:font-weight-asian="bold" style:font-weight-complex="bold"/>
    </style:style>
    <style:style style:name="T15" style:family="text">
      <style:text-properties officeooo:rsid="002b61e6"/>
    </style:style>
    <style:style style:name="T16" style:family="text">
      <style:text-properties officeooo:rsid="002d224a"/>
    </style:style>
    <style:style style:name="T17" style:family="text">
      <style:text-properties officeooo:rsid="002ed405"/>
    </style:style>
    <style:style style:name="T18" style:family="text">
      <style:text-properties officeooo:rsid="0030a60f"/>
    </style:style>
    <style:style style:name="T19" style:family="text">
      <style:text-properties officeooo:rsid="0033f6b8"/>
    </style:style>
    <style:style style:name="T20" style:family="text">
      <style:text-properties officeooo:rsid="0034f35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ugh draft of the documentation:</text:h>
      <text:p text:style-name="P1">The first part of the program, timeCoordinator.js, will convert the given time values (filed out by the user) to a consistent time value in standard UTC time. The user'lll be given options to set the time, and what format they’re putting the time in (mm/dd/yyyy, dd/mm/yyyy, military time, etc).</text:p>
      <text:p text:style-name="P1">Then the program outputs the time range in UTC at first, but one of the users may set a time offset to post the results in.</text:p>
      <text:p text:style-name="P1">timeComparer.js can use the times given by timeCoordinator to find time ranges that overlap. The users can select which times to compare this way, or which ones to exclude in the calculations, either one. After that, the script lists all time ranges that the user times have in common, or “no overlaps found”. The compared times should be automatically adjusted to the result offset </text:p>
      <text:p text:style-name="P1"/>
      <text:p text:style-name="P14"><text:span text:style-name="T10">DATE MATH: </text:span><text:a xlink:type="simple" xlink:href="https://developer.mozilla.org/en-US/docs/Web/JavaScript/Reference/Global_Objects/Date/Date" text:style-name="Internet_20_link" text:visited-style-name="Visited_20_Internet_20_Link">https://developer.mozilla.org/en-US/docs/Web/JavaScript/Reference/Global_Objects/Date/Date</text:a><text:span text:style-name="T11">, </text:span><text:span text:style-name="T12">donot lookit the google sheets one, lookit the official js one</text:span></text:p>
      <text:p text:style-name="P1"/>
      <text:h text:style-name="Heading_20_1" text:outline-level="1">for the <text:span text:style-name="T9">1</text:span><text:span text:style-name="T3">st</text:span><text:span text:style-name="T8"> </text:span>sheet <text:span text:style-name="T8">script</text:span></text:h>
      <text:p text:style-name="P5">the initial conversion<text:span text:style-name="T6">s to UTC</text:span> can’t really be done with an arrayformula since there’s lots of gaps within the timezone &amp; group columns.</text:p>
      <text:p text:style-name="P10">={Adj. begin, Adj. end, (discord time-only display)</text:p>
      <text:p text:style-name="P10"><text:span text:style-name="T7">(converting script with 3 columns)</text:span>}</text:p>
      <text:p text:style-name="P11">the converting script uses columns A-B (Timezone UTC offset), and DE (beginning &amp; ending times), but it takes the entire range A-E for simplicity</text:p>
      <text:p text:style-name="P11">it’ll store the current UTC in a variable that updates whenever it reads a NEW number in column B, so the user doesn’t have to drag down all their times and groups </text:p>
      <text:p text:style-name="P12">for each time, it compares the utc offset and does the inverse to the begin &amp; end time range (like a -3 offset would add 3 to bring it to UTC, etc)</text:p>
      <text:p text:style-name="P12"/>
      <text:h text:style-name="P15" text:outline-level="1">the <text:span text:style-name="T9">2</text:span><text:span text:style-name="T3">nd</text:span> sheet script </text:h>
      <text:p text:style-name="P13">it reads the first script’s times, and adjusts it to the offset of the cell H3 <text:span text:style-name="T9">(directly adds/subtracts the number there, if there is a number)</text:span></text:p>
      <text:p text:style-name="P3"/>
      <text:h text:style-name="Heading_20_1" text:outline-level="1">To compare ranges / <text:span text:style-name="T8">3</text:span><text:span text:style-name="T4">rd</text:span><text:span text:style-name="T8"> script</text:span> </text:h>
      <text:p text:style-name="P6">to prepate the times</text:p>
      <text:p text:style-name="P6">maybe combine similar group’s times so the script doesn’t need to combine them later on</text:p>
      <text:p text:style-name="P8">the function does________</text:p>
      <text:p text:style-name="P3"/>
      <text:p text:style-name="P6">for the first main function</text:p>
      <text:p text:style-name="P3">it first goes through the entire range of possible hours (0-23), </text:p>
      <text:p text:style-name="P3">for each hour, it updates wether or not each group time’s within the range</text:p>
      <text:p text:style-name="P3">and if all ranges have that check set to true, it’s sent to further examine the mintues and waited on in a promise array</text:p>
      <text:p text:style-name="P3">like, if one group’s at 3:<text:span text:style-name="T1">30</text:span> until 6, and another group’s 5 until 7:<text:span text:style-name="T1">30</text:span></text:p>
      <text:p text:style-name="P3"><text:soft-page-break/>group 1, ...3 true, 4 true, 5 true, 6 true, 7 false, 8 false...</text:p>
      <text:p text:style-name="P3">group 2, …3 false, 4 false, 5 true, 6 ture, 7 true, 8 false…</text:p>
      <text:p text:style-name="P5">there can be a set of indexes that keep track of which were compatible (like the 3 above for 5 &amp; 6), and send them into the promise array at the same time for awaiting, so the secondary function’s not too busy</text:p>
      <text:p text:style-name="P5"/>
      <text:p text:style-name="P5">the second formula <text:span text:style-name="T1">compares minutes within the hours &amp; groups given to make exact time ranges that fit for everybody, or a message saying that nothing was found.</text:span></text:p>
      <text:p text:style-name="P5"/>
      <text:p text:style-name="P7">again, </text:p>
      <text:p text:style-name="P4">if one group’s at <text:tab/>3:<text:span text:style-name="T1">30</text:span> until 6, </text:p>
      <text:p text:style-name="P4">and another group’s <text:tab/>5 until 7:<text:span text:style-name="T1">30</text:span></text:p>
      <text:p text:style-name="P6">it receives the 5 hr &amp; 6hr indexes, but they’re both for full hours, so the script returns 5-6pm UTC (also a potential unix epoch timestamp for discord users or other programs)</text:p>
      <text:p text:style-name="P6">it can use an array of objects, where each hour has </text:p>
      <text:p text:style-name="P6">a status property of full or partial, </text:p>
      <text:p text:style-name="P6">and begin/end properties that </text:p>
      <text:p text:style-name="P6"/>
      <text:p text:style-name="P6">if the group was <text:tab/>3:30 until 6:30</text:p>
      <text:p text:style-name="P6">and the other was <text:tab/>3 until 6</text:p>
      <text:p text:style-name="P9">1<text:span text:style-name="T2">st</text:span> group <text:span text:style-name="T5">has begin:30 and end:60, then 2 “full” hours, then a begin:0, end:30</text:span></text:p>
      <text:p text:style-name="P9">2<text:span text:style-name="T2">nd</text:span> group has “full” statuses for all hrs</text:p>
      <text:p text:style-name="P10">the objects that have “full” statuses automatically have a lower effect on the availability since they’re fine with anything</text:p>
      <text:p text:style-name="P10">the group with the highest beginning time (40m vs 50min, they start at 50) </text:p>
      <text:p text:style-name="P10">and the lowest ending time will decide the outer bounds of the range for that hour.</text:p>
      <text:p text:style-name="P10">to piece all the parts of the range together</text:p>
      <text:p text:style-name="P9"/>
      <text:p text:style-name="P9"/>
      <text:p text:style-name="P6"/>
      <text:p text:style-name="P6"/>
      <text:p text:style-name="P3"/>
      <text:h text:style-name="Heading_20_1" text:outline-level="1">Timeline</text:h>
      <text:p text:style-name="P2">add timeCoordinator functionality with very rigid time formats</text:p>
      <text:list xml:id="list2316984916" text:style-name="L1">
        <text:list-item>
          <text:p text:style-name="P17">first, printing a unix epoch time <text:span text:style-name="T13">with the given information</text:span></text:p>
          <text:list>
            <text:list-item>
              <text:p text:style-name="P19">the begin &amp; end columns both have different timeCoordinator scripts so they can be formatted easier</text:p>
            </text:list-item>
            <text:list-item>
              <text:p text:style-name="P19">it first converts the range column given into a date object, then subtracts or adds time based on the timezone hour (int or float, not 3:00 for now)</text:p>
              <text:list>
                <text:list-item>
                  <text:p text:style-name="P19"><text:span text:style-name="T16">result.</text:span>setTime(<text:span text:style-name="T16">column.</text:span>getTime() + <text:span text:style-name="T14">milliseconds</text:span>), hours to milliseconds should be 60*60*1000, so maybe make a global constant for multiplying hrs.</text:p>
                </text:list-item>
                <text:list-item>
                  <text:p text:style-name="P19">utc -4 timezone would have to add 4 to <text:span text:style-name="T15">move the time to</text:span> UTC <text:span text:style-name="T15">time, </text:span><text:span text:style-name="T16">so multiple -1 to every hour before adding it to the time</text:span></text:p>
                </text:list-item>
              </text:list>
            </text:list-item>
            <text:list-item>
              <text:p text:style-name="P19"><text:soft-page-break/>then it prints it using Date.getTime() directly to the sheet 9to be formatted later)</text:p>
            </text:list-item>
          </text:list>
        </text:list-item>
        <text:list-item>
          <text:p text:style-name="P18">then,</text:p>
        </text:list-item>
        <text:list-item>
          <text:p text:style-name="P18">next,</text:p>
        </text:list-item>
      </text:list>
      <text:p text:style-name="P2">add offset to timeCoordinator</text:p>
      <text:p text:style-name="P2">add timeComparer functionality</text:p>
      <text:p text:style-name="P2">add more flexible time formats</text:p>
      <text:p text:style-name="P2"/>
      <text:h text:style-name="P15" text:outline-level="1"><text:span text:style-name="T17">sheet formatting</text:span></text:h>
      <text:p text:style-name="P20">“<text:span text:style-name="T17">Discord labels” begin header script</text:span></text:p>
      <text:p text:style-name="P20">={"Begin";</text:p>
      <text:p text:style-name="P20">arrayformula(</text:p>
      <text:p text:style-name="P20"><text:tab/>if(isblank(D3:D), ,</text:p>
      <text:p text:style-name="P20"><text:tab/><text:tab/>"&lt;t:"&amp;</text:p>
      <text:p text:style-name="P20"><text:tab/><text:tab/>timeCoordinator($A$3:$A, B$3:<text:span text:style-name="T20">G</text:span>)&amp;</text:p>
      <text:p text:style-name="P20"><text:tab/><text:tab/>vlookup($D3:$D, $H$2:$I, 2, false)</text:p>
      <text:p text:style-name="P20"><text:tab/>)</text:p>
      <text:p text:style-name="P20">)</text:p>
      <text:p text:style-name="P20">} </text:p>
      <text:p text:style-name="P20"><text:span text:style-name="T17">if the format’s not blank, wrap it in the &lt;t:unixTime:type&gt; formatting that discord allows. The table to the right of the begin/end headers has all the fo</text:span><text:span text:style-name="T18">r</text:span><text:span text:style-name="T17">mats for vlookup to pull fr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2">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Mono" svg:font-family="'Roboto Mono',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2">
  <office:meta>
    <meta:creation-date>2024-07-07T17:42:41.266000000</meta:creation-date>
    <dc:date>2024-07-21T01:48:11.721000000</dc:date>
    <meta:editing-duration>PT15H4M45S</meta:editing-duration>
    <meta:editing-cycles>29</meta:editing-cycles>
    <meta:generator>LibreOffice/7.5.2.2$Windows_X86_64 LibreOffice_project/53bb9681a964705cf672590721dbc85eb4d0c3a2</meta:generator>
    <meta:document-statistic meta:table-count="0" meta:image-count="0" meta:object-count="0" meta:page-count="3" meta:paragraph-count="67" meta:word-count="869" meta:character-count="4950" meta:non-whitespace-character-count="4132"/>
  </office:meta>
</office:document-meta>
</file>